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1" svg:font-family="arial" style:font-adornments="Italic" style:font-family-generic="swiss"/>
  </office:font-face-decls>
  <office:automatic-styles>
    <style:style style:name="P1" style:family="paragraph" style:parent-style-name="Standard">
      <style:paragraph-properties fo:text-align="justify" style:justify-single-word="false"/>
      <style:text-properties style:font-name="arial" fo:font-size="12pt" style:font-size-asian="12pt" style:font-size-complex="12pt"/>
    </style:style>
    <style:style style:name="P2" style:family="paragraph" style:parent-style-name="Standard">
      <style:paragraph-properties fo:text-align="justify" style:justify-single-word="false"/>
      <style:text-properties style:font-name="arial" fo:font-size="12pt" officeooo:paragraph-rsid="000c1474" style:font-size-asian="12pt" style:font-size-complex="12pt"/>
    </style:style>
    <style:style style:name="P3" style:family="paragraph" style:parent-style-name="Heading_20_1">
      <style:paragraph-properties fo:text-align="justify" style:justify-single-word="false"/>
      <style:text-properties style:font-name="arial" fo:font-size="12pt" style:font-size-asian="12pt" style:font-size-complex="12pt"/>
    </style:style>
    <style:style style:name="P4" style:family="paragraph" style:parent-style-name="Heading_20_1">
      <style:paragraph-properties fo:text-align="justify" style:justify-single-word="false"/>
      <style:text-properties style:font-name="arial" fo:font-size="12pt" officeooo:paragraph-rsid="0015408b" style:font-size-asian="12pt" style:font-size-complex="12pt"/>
    </style:style>
    <style:style style:name="P5" style:family="paragraph" style:parent-style-name="Heading_20_1">
      <style:text-properties style:font-name="arial" fo:font-size="12pt" style:font-size-asian="12pt" style:font-size-complex="12pt"/>
    </style:style>
    <style:style style:name="P6" style:family="paragraph" style:parent-style-name="Heading_20_1">
      <style:paragraph-properties fo:break-before="page"/>
      <style:text-properties style:font-name="arial" fo:font-size="12pt" fo:font-weight="bold" style:font-name-asian="Noto Sans CJK SC" style:font-size-asian="12pt" style:font-weight-asian="bold" style:font-name-complex="Lohit Devanagari1" style:font-size-complex="12pt" style:font-weight-complex="bold"/>
    </style:style>
    <style:style style:name="P7" style:family="paragraph" style:parent-style-name="Heading_20_2">
      <style:text-properties style:font-name="Liberation Sans" fo:font-size="12pt" style:text-underline-style="solid" style:text-underline-width="auto" style:text-underline-color="font-color" fo:font-weight="normal" style:font-name-asian="Noto Sans CJK SC" style:font-size-asian="12pt" style:font-weight-asian="normal" style:font-name-complex="Lohit Devanagari1" style:font-size-complex="12pt" style:font-weight-complex="normal"/>
    </style:style>
    <style:style style:name="P8"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style:font-name="arial" fo:font-size="12pt" officeooo:paragraph-rsid="000c1474" style:font-size-asian="12pt" style:font-size-complex="12pt"/>
    </style:style>
    <style:style style:name="P10" style:family="paragraph" style:parent-style-name="Standard">
      <style:paragraph-properties fo:text-align="justify" style:justify-single-word="false"/>
      <style:text-properties style:font-name="arial" fo:font-size="12pt" officeooo:paragraph-rsid="0015408b" style:font-size-asian="12pt" style:font-size-complex="12pt"/>
    </style:style>
    <style:style style:name="P11" style:family="paragraph" style:parent-style-name="Standard">
      <style:paragraph-properties fo:text-align="justify" style:justify-single-word="false"/>
      <style:text-properties style:font-name="arial" fo:font-size="12pt" officeooo:rsid="0015408b" officeooo:paragraph-rsid="0015408b" style:font-size-asian="12pt" style:font-size-complex="12pt"/>
    </style:style>
    <style:style style:name="P12" style:family="paragraph" style:parent-style-name="Standard" style:list-style-name="L2">
      <style:paragraph-properties fo:text-align="justify" style:justify-single-word="false"/>
      <style:text-properties style:font-name="arial" fo:font-size="12pt" officeooo:rsid="0015408b" officeooo:paragraph-rsid="0015408b" style:font-size-asian="12pt" style:font-size-complex="12pt"/>
    </style:style>
    <style:style style:name="P13"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15408b" officeooo:paragraph-rsid="0015408b" style:font-size-asian="12pt" style:font-weight-asian="normal" style:font-size-complex="12pt" style:font-weight-complex="normal"/>
    </style:style>
    <style:style style:name="P14" style:family="paragraph" style:parent-style-name="Standard" style:list-style-name="L6">
      <style:paragraph-properties fo:text-align="justify" style:justify-single-word="false"/>
      <style:text-properties style:font-name="arial" fo:font-size="12pt" style:text-underline-style="none" fo:font-weight="normal" officeooo:rsid="0015408b" officeooo:paragraph-rsid="0015408b" style:font-size-asian="12pt" style:font-weight-asian="normal" style:font-size-complex="12pt" style:font-weight-complex="normal"/>
    </style:style>
    <style:style style:name="P15" style:family="paragraph" style:parent-style-name="Standard" style:list-style-name="L5">
      <style:paragraph-properties fo:text-align="justify" style:justify-single-word="false"/>
      <style:text-properties officeooo:paragraph-rsid="0015408b"/>
    </style:style>
    <style:style style:name="P16" style:family="paragraph" style:parent-style-name="Standard">
      <style:paragraph-properties fo:text-align="justify" style:justify-single-word="false"/>
      <style:text-properties style:text-underline-style="solid" style:text-underline-width="auto" style:text-underline-color="font-color" officeooo:rsid="0015408b" officeooo:paragraph-rsid="0015408b"/>
    </style:style>
    <style:style style:name="T1" style:family="text">
      <style:text-properties fo:font-style="italic" style:font-style-asian="italic" style:font-style-complex="italic"/>
    </style:style>
    <style:style style:name="T2" style:family="text">
      <style:text-properties officeooo:rsid="000e5dc3"/>
    </style:style>
    <style:style style:name="T3" style:family="text">
      <style:text-properties officeooo:rsid="000fbc0e"/>
    </style:style>
    <style:style style:name="T4" style:family="text">
      <style:text-properties officeooo:rsid="001518f4"/>
    </style:style>
    <style:style style:name="T5" style:family="text">
      <style:text-properties officeooo:rsid="0015408b"/>
    </style:style>
    <style:style style:name="T6" style:family="text">
      <style:text-properties style:font-name="arial" fo:font-size="12pt" style:font-size-asian="12pt" style:font-size-complex="12pt"/>
    </style:style>
    <style:style style:name="T7" style:family="text">
      <style:text-properties style:font-name="arial" fo:font-size="12pt" officeooo:rsid="0015408b" style:font-size-asian="12pt" style:font-size-complex="12pt"/>
    </style:style>
    <style:style style:name="T8" style:family="text">
      <style:text-properties fo:font-weight="bold" style:font-weight-asian="bold" style:font-weight-complex="bold"/>
    </style:style>
    <style:style style:name="T9" style:family="text">
      <style:text-properties fo:font-weight="bold" officeooo:rsid="0015408b"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Objectif</text:h>
      <text:p text:style-name="P10"><text:span text:style-name="T5">M</text:span>ettre en valeur <text:span text:style-name="T5">les</text:span> aptitude<text:span text:style-name="T5">s</text:span> <text:span text:style-name="T4">en</text:span> programmation, <text:span text:style-name="T5">la</text:span> compréhension des bases de données et du traitement des données.</text:p>
      <text:p text:style-name="P10"/>
      <text:p text:style-name="P10"><text:span text:style-name="T5">S’a</text:span>ssure<text:span text:style-name="T5">r</text:span> que <text:span text:style-name="T5">le </text:span>code <text:span text:style-name="T5">est propre et</text:span> exécutable. <text:span text:style-name="T5">Qu’il y a une gestion d’erreurs.</text:span></text:p>
      <text:p text:style-name="P10"><text:span text:style-name="T5">S’assurer que le livrable contient tous les éléments : SQL, code, commandes exécutées...</text:span></text:p>
      <text:h text:style-name="P4" text:outline-level="1">Prérequis</text:h>
      <text:p text:style-name="P10">Connaissance <text:span text:style-name="T5">de MySQL, </text:span><text:span text:style-name="T4">Python, </text:span><text:span text:style-name="T5">Pour la partie 1.</text:span></text:p>
      <text:p text:style-name="P10"><text:span text:style-name="T5">Connaissance de </text:span>Docker <text:span text:style-name="T4">et Docker compose </text:span><text:span text:style-name="T5">pour la partie 2.</text:span></text:p>
      <text:p text:style-name="P10"><text:span text:style-name="T5">B</text:span>esoin de Docker et de Docker Compose installés <text:span text:style-name="T5">pour la partie 2.</text:span></text:p>
      <text:p text:style-name="P2"/>
      <text:p text:style-name="P10"><text:span text:style-name="T3">Le test </text:span>inclus des données d'exemple et un code de programme. Le schéma d'exemple crée une table, avec un code d'exemple <text:span text:style-name="T3">en Python,</text:span> pour charger des données à partir d'un fichier CSV et les exporter dans un fichier JSON.</text:p>
      <text:p text:style-name="P10">Il y a des instructions <text:span text:style-name="T3">dans</text:span> ce document expliquant comment utiliser les conteneurs Docker, démarrer la base de données et utiliser l<text:span text:style-name="T5">e script python</text:span>.</text:p>
      <text:h text:style-name="P5" text:outline-level="1">C<text:span text:style-name="T5">ontenu de l’archive</text:span></text:h>
      <text:list xml:id="list3985048000" text:style-name="L2">
        <text:list-item>
          <text:p text:style-name="P12"><text:span text:style-name="T8">Le présent README.</text:span></text:p>
        </text:list-item>
        <text:list-item>
          <text:p text:style-name="P9"><text:span text:style-name="T8">Un fichier docker-compose.yml</text:span> qui configure un conteneur pour la base de données MySQL et <text:span text:style-name="T5">un</text:span> conteneur d’<text:span text:style-name="T5">environnement python</text:span>.</text:p>
        </text:list-item>
        <text:list-item>
          <text:p text:style-name="P9"><text:span text:style-name="T8">Un dossier image-</text:span><text:span text:style-name="T9">python</text:span> contenant <text:span text:style-name="T5">un</text:span> exemple <text:span text:style-name="T5">de script pour </text:span>accéder à la base de données.</text:p>
        </text:list-item>
        <text:list-item>
          <text:p text:style-name="P9"><text:span text:style-name="T8">Un fichier example_schema.sql</text:span> contenant un schéma de table utilisé par le <text:span text:style-name="T5">script </text:span>d'exemple.</text:p>
        </text:list-item>
        <text:list-item>
          <text:p text:style-name="P9"><text:span text:style-name="T8">Un dossier data </text:span>contenant quatre fichiers :</text:p>
          <text:list>
            <text:list-item>
              <text:p text:style-name="P9">example.csv : Un petit ensemble de données utilisé par le script d'exemple.</text:p>
            </text:list-item>
            <text:list-item>
              <text:p text:style-name="P9">places.csv : <text:span text:style-name="T3">C</text:span>haque ligne contient le nom d'une ville, d'un comté et d'un pays.</text:p>
            </text:list-item>
            <text:list-item>
              <text:p text:style-name="P9">people.csv : <text:span text:style-name="T3">C</text:span>haque ligne contient un prénom / nom / date<text:span text:style-name="T5">_naissance </text:span>/ ville.</text:p>
            </text:list-item>
            <text:list-item>
              <text:p text:style-name="P9">sample_output.json : Fichier de sortie d'exemple.</text:p>
            </text:list-item>
          </text:list>
        </text:list-item>
      </text:list>
      <text:h text:style-name="P5" text:outline-level="1">Problème</text:h>
      <text:p text:style-name="P11"><text:span text:style-name="T10">PARTIE 1 OBLIGATOIRE :</text:span></text:p>
      <text:p text:style-name="P13"/>
      <text:list text:style-name="L6">
        <text:list-item>
          <text:p text:style-name="P14">Concevoir le schéma de base de données pour contenir les données des fichiers CSV people et places.</text:p>
        </text:list-item>
        <text:list-item>
          <text:p text:style-name="P14">Adapter le fichier example.py pour lire les fichiers CSV people.csv et places.csv, et permettant d’écrire un fichier JSON contenant la liste des pays, avec le nombre de naissances pour chacun. Le fichier data/sample_output.json donne un aperçu de contenu attendu.</text:p>
        </text:list-item>
      </text:list>
      <text:p text:style-name="P10"/>
      <text:p text:style-name="P16"><text:span text:style-name="T6">PARTIE 2 FACULTATIVE : Stocker l’ordre des commandes dans un fichier</text:span></text:p>
      <text:p text:style-name="P16"><text:span text:style-name="T6"/></text:p>
      <text:list xml:id="list595932654" text:style-name="L5">
        <text:list-item>
          <text:p text:style-name="P15"><text:span text:style-name="T7">Exécuter le fichier SQL pour construire la </text:span><text:span text:style-name="T6">base de données MySQL, via un script, via le client de ligne de commande MySQL ou via un client GUI.</text:span></text:p>
        </text:list-item>
        <text:list-item>
          <text:p text:style-name="P15"><text:span text:style-name="T6">Crée</text:span><text:span text:style-name="T7">r</text:span><text:span text:style-name="T6"> une image Docker pour charger les fichiers CSV places.csv et people.csv dans les tables </text:span><text:span text:style-name="T7">de base de données</text:span><text:span text:style-name="T6"> créées. </text:span><text:span text:style-name="T7">L</text:span><text:span text:style-name="T6">a configuration </text:span><text:span text:style-name="T7">doit apparaître</text:span><text:span text:style-name="T6"> dans le fichier docker-compose.</text:span></text:p>
        </text:list-item>
        <text:list-item>
          <text:p text:style-name="P15"><text:span text:style-name="T6">Crée</text:span><text:span text:style-name="T7">r</text:span><text:span text:style-name="T6"> une image Docker pour produire un résumé </text:span><text:span text:style-name="T7">en langage python</text:span><text:span text:style-name="T6"> du contenu de la base de données. La sortie doit être au format JSON et être écrite dans un fichier du dossier data appelé data/summary_output.json. Il </text:span><text:span text:style-name="T7">doit</text:span><text:span text:style-name="T6"> </text:span><text:span text:style-name="T7">contenir la </text:span><text:span text:style-name="T6">liste des pays, </text:span><text:span text:style-name="T7">avec le </text:span><text:span text:style-name="T6">nombre de </text:span><text:span text:style-name="T7">naissances pour chacun</text:span><text:span text:style-name="T6">. </text:span><text:span text:style-name="T7">Le</text:span><text:span text:style-name="T6"> fichier data/sample_output.json </text:span><text:span text:style-name="T7">donne un aperçu de contenu attendu</text:span><text:span text:style-name="T6">.</text:span></text:p>
        </text:list-item>
      </text:list>
      <text:h text:style-name="P6" text:outline-level="1">Aide <text:span text:style-name="T5">DOCKER</text:span></text:h>
      <text:h text:style-name="P8" text:outline-level="3">Construction des images</text:h>
      <text:p text:style-name="P1">Cela construira toutes les images référencées dans le fichier Docker Compose. Vous devrez le relancer après avoir apporté des modifications au code. (Vous pouvez également spécifier des services individuels à construire si cela est plus pratique.)</text:p>
      <text:p text:style-name="Caption"><text:tab/>docker compose build</text:p>
      <text:h text:style-name="P7" text:outline-level="2">Démarrage de MySQL</text:h>
      <text:p text:style-name="P1">Cela prendra un court instant pour exécuter les scripts de démarrage de la base de données.</text:p>
      <text:p text:style-name="Caption"><text:tab/>docker compose up database</text:p>
      <text:p text:style-name="P1">Facultatif : si vous souhaitez vous connecter à la base de données MySQL via le client en ligne de commande. Cela peut être utile pour consulter le schéma ou les données de la base de données.</text:p>
      <text:p text:style-name="Caption"><text:tab/>docker compose run database mysql --host=database --user=user_dteng --password=cirilgroupt db_dteng</text:p>
      <text:h text:style-name="P7" text:outline-level="2">Scripts d'exemple</text:h>
      <text:p text:style-name="P1">Nous avons fourni du code d'exemple écrit <text:span text:style-name="T3">en </text:span>Python <text:span text:style-name="T3">et en R, </text:span><text:span text:style-name="T2">qui </text:span>montre comment utiliser un programme dans un conteneur Docker séparé pour se connecter à la base de données, en utilisant une bibliothèque ORM si nécessaire, pour charger des données à partir d'un fichier CSV et interroger les données pour les exporter sous forme de fichier JSON. Celles-ci doivent être considérées comme illustratives; il est possible d'utiliser l'un de ces exemples comme base pour votre propre solution, mais nous préférons que vous utilisiez les technologies avec lesquelles vous vous sentez à l'aise.</text:p>
      <text:p text:style-name="P1"/>
      <text:p text:style-name="P1">Assurez-vous que la base de données MySQL fonctionne, puis chargez le schéma d'exemple avec :</text:p>
      <text:p text:style-name="Caption"><text:tab/>docker compose run --no-TTY database mysql --host=database --user=user_dteng --password=cirilgroupt db_dteng &lt;example_schema.sql</text:p>
      <text:p text:style-name="P1">Assurez-vous ensuite que les conteneurs ont été construits avec docker compose build et exécutez un ou plusieurs des programmes d'exemple avec :</text:p>
      <text:p text:style-name="Caption"><text:tab/>docker compose run example-python</text:p>
      <text:p text:style-name="Caption"><text:tab/>docker compose run example-r</text:p>
      <text:p text:style-name="P1">Dans chaque cas, le programme charge les données du fichier data/example.csv dans cette table et exporte les données de la table de la base de données sous forme de fichier JSON dans le dossier data. Notez que les scripts ne tronquent pas la table, donc chaque fois que vous en exécutez un, du contenu supplémentaire sera ajouté.</text:p>
      <text:h text:style-name="P7" text:outline-level="2">Nettoyage</text:h>
      <text:p text:style-name="P1">Pour nettoyer en arrêtant tous les conteneurs et en les supprimant.</text:p>
      <text:p text:style-name="Caption"><text:tab/><text:span text:style-name="T1">docker compose dow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1" svg:font-family="arial" style:font-adornments="Italic"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1" fo:font-family="arial" style:font-style-name="Italic"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82cm" fo:margin-bottom="1.3cm" fo:margin-left="1.411cm" fo:margin-right="1.39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9:18:59.133590953</meta:creation-date>
    <dc:date>2023-06-06T18:15:39.743970359</dc:date>
    <meta:editing-duration>PT21H7M3S</meta:editing-duration>
    <meta:editing-cycles>8</meta:editing-cycles>
    <meta:generator>LibreOffice/7.4.4.2$Linux_X86_64 LibreOffice_project/85569322deea74ec9134968a29af2df5663baa21</meta:generator>
    <meta:document-statistic meta:table-count="0" meta:image-count="0" meta:object-count="0" meta:page-count="2" meta:paragraph-count="48" meta:word-count="787" meta:character-count="4864" meta:non-whitespace-character-count="4139"/>
  </office:meta>
</office:document-meta>
</file>